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35700000172A42663A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5cm" svg:stroke-color="#ff3333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family="'LM Sans 10'" style:font-family-generic="swiss" style:font-pitch="variable"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family="'LM Sans 10'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0.8cm" svg:height="4.3cm" svg:x="0.239cm" svg:y="0.238cm">
          <draw:image xlink:href="Pictures/100000000000035700000172A42663A6.png" xlink:type="simple" xlink:show="embed" xlink:actuate="onLoad">
            <text:p/>
          </draw:image>
        </draw:frame>
        <draw:frame draw:style-name="gr2" draw:text-style-name="P1" draw:layer="layout" svg:width="7.4cm" svg:height="0.927cm" svg:x="11.527cm" svg:y="3.165cm">
          <draw:text-box>
            <text:p><text:span text:style-name="T1">List of sys. variations</text:span></text:p>
          </draw:text-box>
        </draw:frame>
        <draw:custom-shape draw:style-name="gr3" draw:text-style-name="P2" draw:layer="layout" svg:width="7.829cm" svg:height="0.4cm" svg:x="1.41cm" svg:y="3.573cm">
          <text:p/>
          <draw:enhanced-geometry svg:viewBox="0 0 21600 21600" draw:type="rectangle" draw:enhanced-path="M 0 0 L 21600 0 21600 21600 0 21600 0 0 Z N"/>
        </draw:custom-shape>
        <draw:line draw:style-name="gr4" draw:layer="layout" svg:x1="11.427cm" svg:y1="3.739cm" svg:x2="9.427cm" svg:y2="3.739cm">
          <text:p/>
        </draw:line>
        <draw:frame draw:style-name="gr2" draw:text-style-name="P1" draw:layer="layout" svg:width="9.312cm" svg:height="2.279cm" svg:x="11.627cm" svg:y="0.651cm">
          <draw:text-box>
            <text:p><text:span text:style-name="T1">Names of collections (sys. variations are appended automatically) </text:span></text:p>
          </draw:text-box>
        </draw:frame>
        <draw:line draw:style-name="gr4" draw:layer="layout" svg:x1="11.539cm" svg:y1="1.659cm" svg:x2="9.223cm" svg:y2="2.148cm">
          <text:p/>
        </draw:line>
        <draw:line draw:style-name="gr4" draw:layer="layout" svg:x1="11.539cm" svg:y1="1.338cm" svg:x2="7.719cm" svg:y2="1.659cm">
          <text:p/>
        </draw:line>
        <draw:custom-shape draw:style-name="gr3" draw:text-style-name="P2" draw:layer="layout" svg:width="5.829cm" svg:height="0.4cm" svg:x="1.51cm" svg:y="1.4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29cm" svg:height="0.4cm" svg:x="1.51cm" svg:y="2.04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9.431cm" fo:page-height="4.6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Buescher</meta:initial-creator>
    <meta:creation-date>2015-02-14T18:13:24</meta:creation-date>
    <dc:date>2015-02-14T18:15:27</dc:date>
    <dc:creator>Daniel Buescher</dc:creator>
    <meta:editing-duration>P0D</meta:editing-duration>
    <meta:editing-cycles>1</meta:editing-cycles>
    <meta:document-statistic meta:object-count="9"/>
    <meta:generator>LibreOffice/4.0.4.2$Linux_X86_64 LibreOffice_project/400m0$Build-2</meta:generator>
  </office:meta>
</office:document-meta>
</file>